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es" fo:country="ES"/>
    </style:style>
    <style:style style:name="fr1" style:family="graphic" style:parent-style-name="OLE">
      <style:graphic-properties style:vertical-pos="top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 chart</text:span></text:p>
      <text:p text:style-name="Standard"><draw:frame draw:style-name="fr1" text:anchor-type="as-char" svg:width="15.24cm" svg:height="8.89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text:bookmark-start text:name="_GoBack"/><draw:frame draw:style-name="fr1" text:anchor-type="as-char" svg:width="15.24cm" svg:height="8.89cm" draw:z-index="1"><draw:object xlink:href="./Object 6" xlink:type="simple" xlink:show="embed" xlink:actuate="onLoad"/><draw:image xlink:href="./ObjectReplacements/Object 6" xlink:type="simple" xlink:show="embed" xlink:actuate="onLoad"/></draw:frame><text:bookmark-end text:name="_GoBack"/></text:p>
      <text:p text:style-name="Standard"><text:soft-page-break/><draw:frame draw:style-name="fr1" text:anchor-type="as-char" svg:width="15.24cm" svg:height="8.89cm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1" text:anchor-type="as-char" svg:width="15.24cm" svg:height="8.89cm" draw:z-index="3"><draw:object xlink:href="./Object 12" xlink:type="simple" xlink:show="embed" xlink:actuate="onLoad"/><draw:image xlink:href="./ObjectReplacements/Object 12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c-Com</meta:initial-creator>
    <dc:creator>Pc-Com</dc:creator>
    <meta:editing-cycles>4</meta:editing-cycles>
    <meta:creation-date>2020-02-15T10:02:00</meta:creation-date>
    <dc:date>2020-02-15T10:07:00</dc:date>
    <meta:editing-duration>PT2M</meta:editing-duration>
    <meta:generator>LibreOffice/6.4.0.3$Windows_X86_64 LibreOffice_project/b0a288ab3d2d4774cb44b62f04d5d28733ac6df8</meta:generator>
    <meta:document-statistic meta:table-count="0" meta:image-count="0" meta:object-count="4" meta:page-count="2" meta:paragraph-count="5" meta:word-count="2" meta:character-count="8" meta:non-whitespace-character-count="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external-data="word/embeddings/Microsoft_Excel_Worksheet.xlsx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4472c4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239cm" svg:height="8.889cm" xlink:href="." xlink:type="simple" chart:class="chart:circle" chart:style-name="ch1">
        <chart:title svg:x="7.027cm" svg:y="0.313cm" chart:style-name="ch2">
          <text:p>Sales</text:p>
        </chart:title>
        <chart:legend chart:legend-position="bottom" svg:x="4.752cm" svg:y="8.369cm" style:legend-expansion="wide" chart:style-name="ch3"/>
        <chart:plot-area chart:style-name="ch4" chart:data-source-has-labels="both" svg:x="0.304cm" svg:y="1.289cm" svg:width="14.631cm" svg:height="6.719cm">
          <chartooo:coordinate-region svg:x="4.261cm" svg:y="1.29cm" svg:width="6.717cm" svg:height="6.717cm"/>
          <chart:axis chart:dimension="x" chart:name="primary-x" chart:style-name="ch5" chartooo:axis-type="text">
            <chart:categories table:cell-range-address="local-table.$A$2:.$A$5"/>
          </chart:axis>
          <chart:axis chart:dimension="y" chart:name="primary-y" chart:style-name="ch6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1st Qtr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nd Qtr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rd Qtr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th Qtr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external-data="word/embeddings/Microsoft_Excel_Worksheet1.xlsx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239cm" svg:height="8.889cm" xlink:href="." xlink:type="simple" chart:class="chart:bar" chart:style-name="ch1">
        <chart:title svg:x="5.85cm" svg:y="0.313cm" chart:style-name="ch2">
          <text:p>Título del gráfico</text:p>
        </chart:title>
        <chart:legend chart:legend-position="bottom" svg:x="5.32cm" svg:y="8.369cm" style:legend-expansion="wide" chart:style-name="ch3"/>
        <chart:plot-area chart:style-name="ch4" chart:data-source-has-labels="both" svg:x="0.304cm" svg:y="1.289cm" svg:width="14.631cm" svg:height="6.719cm">
          <chartooo:coordinate-region svg:x="0.564cm" svg:y="1.449cm" svg:width="14.371cm" svg:height="6.141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external-data="word/embeddings/Microsoft_Excel_Worksheet2.xlsx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239cm" svg:height="8.889cm" xlink:href="." xlink:type="simple" chart:class="chart:line" chart:style-name="ch1">
        <chart:title svg:x="5.85cm" svg:y="0.313cm" chart:style-name="ch2">
          <text:p>Título del gráfico</text:p>
        </chart:title>
        <chart:legend chart:legend-position="bottom" svg:x="4.405cm" svg:y="8.369cm" style:legend-expansion="wide" chart:style-name="ch3"/>
        <chart:plot-area chart:style-name="ch4" chart:data-source-has-labels="both" svg:x="0.304cm" svg:y="1.289cm" svg:width="14.631cm" svg:height="6.719cm">
          <chartooo:coordinate-region svg:x="0.992cm" svg:y="1.449cm" svg:width="13.253cm" svg:height="6.141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include-hidden-cells="false" chart:auto-position="true" chart:auto-size="true" chart:treat-empty-cells="leave-gap" loext:external-data="word/embeddings/Microsoft_Excel_Worksheet3.xlsx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82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239cm" svg:height="8.889cm" xlink:href="." xlink:type="simple" chart:class="chart:bar" chart:style-name="ch1">
        <chart:title svg:x="5.85cm" svg:y="0.313cm" chart:style-name="ch2">
          <text:p>Título del gráfico</text:p>
        </chart:title>
        <chart:legend chart:legend-position="bottom" svg:x="5.32cm" svg:y="8.369cm" style:legend-expansion="wide" chart:style-name="ch3"/>
        <chart:plot-area chart:style-name="ch4" chart:data-source-has-labels="both" svg:x="0.304cm" svg:y="1.289cm" svg:width="14.631cm" svg:height="6.719cm">
          <chartooo:coordinate-region svg:x="1.781cm" svg:y="1.289cm" svg:width="13.073cm" svg:height="6.301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